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 PL SungtiL GB" svg:font-family="AR PL SungtiL GB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 fo:language="fr" fo:country="FR"/>
    </style:style>
    <style:style style:name="P2" style:parent-style-name="Standard" style:family="paragraph">
      <style:text-properties fo:font-size="13pt" style:font-size-asian="13pt" style:font-size-complex="13pt" fo:language="fr" fo:country="FR"/>
    </style:style>
    <style:style style:name="P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fr" fo:country="FR"/>
    </style:style>
    <style:style style:name="T4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fr" fo:country="FR"/>
    </style:style>
    <style:style style:name="T5" style:parent-style-name="DefaultParagraphFont" style:family="text">
      <style:text-properties fo:language="fr" fo:country="FR"/>
    </style:style>
    <style:style style:name="T6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fr" fo:country="FR"/>
    </style:style>
    <style:style style:name="T7" style:parent-style-name="DefaultParagraphFont" style:family="text">
      <style:text-properties fo:language="fr" fo:country="FR"/>
    </style:style>
    <style:style style:name="T8" style:parent-style-name="DefaultParagraphFont" style:family="text">
      <style:text-properties fo:language="fr" fo:country="FR"/>
    </style:style>
    <style:style style:name="T9" style:parent-style-name="DefaultParagraphFont" style:family="text">
      <style:text-properties fo:language="fr" fo:country="FR"/>
    </style:style>
    <style:style style:name="T10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fr" fo:country="FR"/>
    </style:style>
    <style:style style:name="T11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fr" fo:country="FR"/>
    </style:style>
    <style:style style:name="T12" style:parent-style-name="DefaultParagraphFont" style:family="text">
      <style:text-properties fo:language="fr" fo:country="FR"/>
    </style:style>
    <style:style style:name="T13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fr" fo:country="FR"/>
    </style:style>
    <style:style style:name="T14" style:parent-style-name="DefaultParagraphFont" style:family="text">
      <style:text-properties fo:language="fr" fo:country="FR"/>
    </style:style>
    <style:style style:name="T15" style:parent-style-name="DefaultParagraphFont" style:family="text">
      <style:text-properties fo:language="fr" fo:country="FR"/>
    </style:style>
    <style:style style:name="T16" style:parent-style-name="DefaultParagraphFont" style:family="text">
      <style:text-properties fo:language="fr" fo:country="FR"/>
    </style:style>
    <style:style style:name="T17" style:parent-style-name="DefaultParagraphFont" style:family="text">
      <style:text-properties fo:language="fr" fo:country="FR"/>
    </style:style>
    <style:style style:name="T18" style:parent-style-name="DefaultParagraphFont" style:family="text">
      <style:text-properties fo:language="fr" fo:country="FR"/>
    </style:style>
    <style:style style:name="T19" style:parent-style-name="DefaultParagraphFont" style:family="text">
      <style:text-properties fo:language="fr" fo:country="FR"/>
    </style:style>
    <style:style style:name="T20" style:parent-style-name="DefaultParagraphFont" style:family="text">
      <style:text-properties fo:language="fr" fo:country="FR"/>
    </style:style>
    <style:style style:name="P21" style:parent-style-name="Standard" style:family="paragraph">
      <style:text-properties style:text-underline-type="single" style:text-underline-style="solid" style:text-underline-width="auto" style:text-underline-mode="continuous" fo:language="fr" fo:country="FR"/>
    </style:style>
    <style:style style:name="T22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fr" fo:country="FR"/>
    </style:style>
    <style:style style:name="T23" style:parent-style-name="DefaultParagraphFont" style:family="text">
      <style:text-properties fo:language="fr" fo:country="FR"/>
    </style:style>
    <style:style style:name="T24" style:parent-style-name="DefaultParagraphFont" style:family="text">
      <style:text-properties fo:language="fr" fo:country="FR"/>
    </style:style>
    <style:style style:name="T25" style:parent-style-name="DefaultParagraphFont" style:family="text">
      <style:text-properties fo:language="fr" fo:country="FR"/>
    </style:style>
    <style:style style:name="T26" style:parent-style-name="DefaultParagraphFont" style:family="text">
      <style:text-properties fo:language="fr" fo:country="FR"/>
    </style:style>
    <style:style style:name="T27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fr" fo:country="FR"/>
    </style:style>
    <style:style style:name="T28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fr" fo:country="FR"/>
    </style:style>
    <style:style style:name="T29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fr" fo:country="FR"/>
    </style:style>
    <style:style style:name="T30" style:parent-style-name="DefaultParagraphFont" style:family="text">
      <style:text-properties fo:language="fr" fo:country="FR"/>
    </style:style>
    <style:style style:name="T31" style:parent-style-name="DefaultParagraphFont" style:family="text">
      <style:text-properties fo:language="fr" fo:country="FR"/>
    </style:style>
    <style:style style:name="P3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fr" fo:country="FR"/>
    </style:style>
    <style:style style:name="P33" style:parent-style-name="Standard" style:family="paragraph">
      <style:text-properties fo:language="fr" fo:country="FR"/>
    </style:style>
    <style:style style:name="P34" style:parent-style-name="Standard" style:family="paragraph">
      <style:text-properties fo:language="fr" fo:country="FR"/>
    </style:style>
    <style:style style:name="P35" style:parent-style-name="Standard" style:family="paragraph">
      <style:text-properties fo:language="fr" fo:country="FR"/>
    </style:style>
    <style:style style:name="P36" style:parent-style-name="Standard" style:family="paragraph">
      <style:text-properties fo:language="fr" fo:country="FR"/>
    </style:style>
    <style:style style:name="P3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fr" fo:country="FR"/>
    </style:style>
    <style:style style:name="P3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fr" fo:country="FR"/>
    </style:style>
    <style:style style:name="P39" style:parent-style-name="Standard" style:family="paragraph">
      <style:text-properties fo:language="fr" fo:country="FR"/>
    </style:style>
    <style:style style:name="P40" style:parent-style-name="Standard" style:family="paragraph">
      <style:text-properties fo:language="fr" fo:country="FR"/>
    </style:style>
    <style:style style:name="P41" style:parent-style-name="Standard" style:family="paragraph">
      <style:text-properties fo:language="fr" fo:country="FR"/>
    </style:style>
    <style:style style:name="P42" style:parent-style-name="Standard" style:family="paragraph">
      <style:text-properties fo:language="fr" fo:country="FR"/>
    </style:style>
    <style:style style:name="P43" style:parent-style-name="Standard" style:family="paragraph">
      <style:text-properties fo:language="fr" fo:country="FR"/>
    </style:style>
    <style:style style:name="P44" style:parent-style-name="Standard" style:family="paragraph">
      <style:text-properties fo:language="fr" fo:country="FR"/>
    </style:style>
    <style:style style:name="T45" style:parent-style-name="DefaultParagraphFont" style:family="text">
      <style:text-properties fo:language="fr" fo:country="FR"/>
    </style:style>
    <style:style style:name="P4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Description textuelle</text:p>
      <text:p text:style-name="P2"/>
      <text:p text:style-name="P3">1)</text:p>
      <text:p text:style-name="Standard"><text:span text:style-name="T4">Nom du cas :<text:s/></text:span><text:span text:style-name="T5"><text:s/>Changer l'état d'une tâche<text:s/></text:span></text:p>
      <text:p text:style-name="Standard"><text:span text:style-name="T6">But<text:s/></text:span><text:span text:style-name="T7">:<text:s/></text:span><text:span text:style-name="T8"><text:s/></text:span><text:span text:style-name="T9">Pour que les autres acteurs soient au courant de l'état d'avancement de la commande.</text:span></text:p>
      <text:p text:style-name="Standard"><text:span text:style-name="T10">Acteur principal<text:s/></text:span><text:span text:style-name="T11">:</text:span><text:span text:style-name="T12"><text:s/>Cuisinier<text:s/></text:span></text:p>
      <text:p text:style-name="Standard"><text:span text:style-name="T13">Déclenchement</text:span><text:span text:style-name="T14"><text:s/>Le cas commence lorsque<text:s/></text:span><text:span text:style-name="T15">le cuisinier reçoit une<text:s/></text:span><text:span text:style-name="T16">notification d’une nouvelle</text:span><text:span text:style-name="T17"><text:s/>tâche</text:span><text:span text:style-name="T18">, o</text:span><text:span text:style-name="T19">u bien lorsque le cuisinier achève sa tâche</text:span><text:span text:style-name="T20">.</text:span></text:p>
      <text:p text:style-name="P21"/>
      <text:p text:style-name="Standard"><text:span text:style-name="T22">Pre-condition :<text:s/></text:span><text:span text:style-name="T23">Tâche</text:span><text:span text:style-name="T24"><text:s/>en attente d’</text:span><text:span text:style-name="T25">acceptation</text:span><text:span text:style-name="T26"><text:s/>existe.</text:span></text:p>
      <text:p text:style-name="Standard"><text:span text:style-name="T27">Post-condition</text:span><text:span text:style-name="T28"><text:s/>:</text:span><text:span text:style-name="T29"><text:s/></text:span><text:span text:style-name="T30"><text:s/></text:span><text:span text:style-name="T31">Etat de la tâche changé sur l'application</text:span></text:p>
      <text:p text:style-name="P32">Scenario nominal :</text:p>
      <text:p text:style-name="P33">1. Le système affiche la liste des tâches.</text:p>
      <text:p text:style-name="P34">2. Le<text:s/>cuisinier<text:s/>change son état à "en cours de préparation"<text:s/>pour la tâche qui lui est affectée.</text:p>
      <text:p text:style-name="P35">3. Le cuisinier change l'état à " Prêt" après avoir préparé la tâche.</text:p>
      <text:p text:style-name="P36">4. Fin du CU.</text:p>
      <text:p text:style-name="P37"/>
      <text:p text:style-name="P38">Scenario<text:s/>alternatif</text:p>
      <text:p text:style-name="P39">2.a [Le personnel choisit n’est pas disponible]</text:p>
      <text:p text:style-name="P40"><text:tab/>2.a.1 Le système indique<text:s/>que<text:s/>le personnel non disponible.</text:p>
      <text:p text:style-name="P41"><text:tab/>2.a.2 Retour en 2.</text:p>
      <text:p text:style-name="P42"/>
      <text:p text:style-name="P43">3.a [Le produit demandé<text:s/>n’est plus disponible]</text:p>
      <text:p text:style-name="P44"><text:tab/>3.a.1 Le<text:s/>système indique<text:s/>que<text:s/>le produit<text:s/>est<text:s/>non disponible.</text:p>
      <text:p text:style-name="Standard"><text:span text:style-name="T45"><text:tab/></text:span>3.a.2<text:s/>Retourner<text:s/>en 1.</text:p>
      <text:p text:style-name="Standard"/>
      <text:p text:style-name="Standard"><text:tab/></text:p>
      <text:p text:style-name="Standard"><text:tab/></text:p>
      <text:p text:style-name="Standard"/>
      <text:p text:style-name="P4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 PL SungtiL GB" svg:font-family="AR PL SungtiL GB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 PL SungtiL GB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paragraph-properties style:writing-mode="rl-tb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Oussama Elmounkad</meta:initial-creator>
    <dc:creator>Utilisateur Windows</dc:creator>
    <meta:creation-date>2019-11-16T19:29:00Z</meta:creation-date>
    <dc:date>2019-11-16T19:29:00Z</dc:date>
    <meta:template xlink:href="Normal.dotm" xlink:type="simple"/>
    <meta:editing-cycles>2</meta:editing-cycles>
    <meta:editing-duration>PT60S</meta:editing-duration>
    <meta:document-statistic meta:page-count="1" meta:paragraph-count="1" meta:word-count="145" meta:character-count="977" meta:row-count="6" meta:non-whitespace-character-count="833"/>
  </office:meta>
</office:document-meta>
</file>